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text-position="0% 100%" style:font-name="Liberation Serif" fo:font-size="14pt" fo:font-style="normal" fo:font-weight="normal" officeooo:rsid="00395a96" officeooo:paragraph-rsid="00395a96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7" style:family="paragraph" style:parent-style-name="Standard">
      <style:text-properties style:text-position="0% 100%" style:font-name="Liberation Serif" fo:font-size="14pt" fo:font-style="normal" fo:font-weight="normal" officeooo:rsid="003af0e5" officeooo:paragraph-rsid="003af0e5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8" style:family="paragraph" style:parent-style-name="Standard">
      <style:text-properties style:text-position="0% 100%" style:font-name="Liberation Serif" fo:font-size="14pt" fo:font-style="normal" fo:font-weight="normal" officeooo:rsid="003bb524" officeooo:paragraph-rsid="003bb524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9" style:family="paragraph" style:parent-style-name="Standard">
      <style:text-properties style:text-position="0% 100%" style:font-name="Liberation Serif" fo:font-size="14pt" fo:font-style="normal" style:text-underline-style="solid" style:text-underline-width="auto" style:text-underline-color="font-color" fo:font-weight="bold" officeooo:rsid="00395a96" officeooo:paragraph-rsid="00395a96" style:font-name-asian="DejaVu Sans" style:font-size-asian="12.25pt" style:font-style-asian="normal" style:font-weight-asian="bold" style:font-name-complex="Lohit Hindi" style:font-size-complex="14pt" style:font-style-complex="normal" style:font-weight-complex="bold"/>
    </style:style>
    <style:style style:name="P10" style:family="paragraph" style:parent-style-name="Standard">
      <style:text-properties style:text-position="0% 100%" style:font-name="Liberation Serif" fo:font-size="14pt" fo:font-style="normal" style:text-underline-style="solid" style:text-underline-width="auto" style:text-underline-color="font-color" fo:font-weight="bold" officeooo:rsid="00395a96" officeooo:paragraph-rsid="003bb524" style:font-name-asian="DejaVu Sans" style:font-size-asian="12.25pt" style:font-style-asian="normal" style:font-weight-asian="bold" style:font-name-complex="Lohit Hindi" style:font-size-complex="14pt" style:font-style-complex="normal" style:font-weight-complex="bold"/>
    </style:style>
    <style:style style:name="P11" style:family="paragraph" style:parent-style-name="Standard">
      <style:text-properties style:text-position="0% 100%" style:font-name="Liberation Serif" fo:font-size="14pt" fo:font-style="normal" style:text-underline-style="solid" style:text-underline-width="auto" style:text-underline-color="font-color" fo:font-weight="bold" officeooo:rsid="003bb524" officeooo:paragraph-rsid="003bb524" style:font-name-asian="DejaVu Sans" style:font-size-asian="12.25pt" style:font-style-asian="normal" style:font-weight-asian="bold" style:font-name-complex="Lohit Hindi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paragraph-rsid="00395a96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paragraph-rsid="003bb524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14pt" officeooo:paragraph-rsid="00395a96" style:font-size-asian="14pt" style:font-size-complex="14pt"/>
    </style:style>
    <style:style style:name="P15" style:family="paragraph" style:parent-style-name="Standard">
      <style:text-properties fo:font-size="14pt" officeooo:paragraph-rsid="003bb524" style:font-size-asian="14pt" style:font-size-complex="14pt"/>
    </style:style>
    <style:style style:name="T1" style:family="text">
      <style:text-properties officeooo:rsid="00370f60"/>
    </style:style>
    <style:style style:name="T2" style:family="text">
      <style:text-properties officeooo:rsid="00395a96"/>
    </style:style>
    <style:style style:name="T3" style:family="text">
      <style:text-properties officeooo:rsid="003af0e5"/>
    </style:style>
    <style:style style:name="T4" style:family="text">
      <style:text-properties officeooo:rsid="003bb524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2"><text:span text:style-name="T1">Requirements for mmul</text:span>.</text:p>
      <text:p text:style-name="P1">Richard Parker <text:span text:style-name="T2">13.7.2017</text:span></text:p>
      <text:p text:style-name="P4"/>
      <text:p text:style-name="P5">Section <text:span text:style-name="T2">1</text:span> – Introduction</text:p>
      <text:p text:style-name="P3"/>
      <text:p text:style-name="P6">It is becoming increasingly apparent that the "mmul" routine, which (in principle) just multiplies two matrices C = A x B with A, B and C in files, is coming under increasing pressure from several directions at once, and that the module threatens to be come too large, complicated and unwieldy to remain as a single module. <text:s/>The first objective of this document lists those pressures, in the hopes that a better structure will emerge so that the pressures can be resolved in a more local or modularized way. <text:s/>Some of these issues have been dealt with already, and ideally it would be nice to salvage the design and/or code to reduce the work, but to start with, I'll ignore this fact and imagine starting with a clean sheet, which I feel is appropriate for this stage.</text:p>
      <text:p text:style-name="P6"/>
      <text:p text:style-name="P7">It is important to realize, I think, that the mmul routine/routines will be called from fmul, which can decide which of several routines are appropriate. <text:s/>Hence, for example, if B is a permutation matrix, <text:span text:style-name="T4">fmul can call a routine that only deals with that case, and although this routine probably still needs to work with Echelized input (1.) and consider concatenation (7.), all the other issues go away.</text:span></text:p>
      <text:p text:style-name="P6"/>
      <text:p text:style-name="P12">Section <text:span text:style-name="T2">2</text:span> – <text:span text:style-name="T2">List of issues.</text:span></text:p>
      <text:p text:style-name="P14"/>
      <text:p text:style-name="P9">1. <text:s/>Echelized input.</text:p>
      <text:p text:style-name="P6">In "split" (more precisely the spinning part of split) the input matrix A comes in two parts - a bit-string and a remnant - and ideally we would like to avoid doing needless work with the rows of B corresponding to selected columns of A.</text:p>
      <text:p text:style-name="P9">2. <text:s/>Different multiplication strategies.</text:p>
      <text:p text:style-name="P6">Strategy I reads in matrix B in its entirety, and then reads chunks of A and writes chunks of <text:span text:style-name="T3">C</text:span>.</text:p>
      <text:p text:style-name="P6">Strategy II reads in A, zeroizes C and then reads chunks of B<text:span text:style-name="T3">, writing C at the end.</text:span></text:p>
      <text:p text:style-name="P9">3. <text:s/>Flow control.</text:p>
      <text:p text:style-name="P6">For either strategy, it is important to ensure that the matrix being dealt with chunkwise is not read too quickly, as otherwise the memory footprint gets out of control.</text:p>
      <text:p text:style-name="P9">4. <text:s/>Compact forms for matrix B.</text:p>
      <text:p text:style-name="P6">In many cases, matrix B has a compact form, such as a permutation, a tensor product, a "sparsified" matrix and other (perhaps less important) cases. <text:s/>Each requires a re-think of how the operation can be done.</text:p>
      <text:p text:style-name="P9">5. <text:s/>Multipy-and-Add.</text:p>
      <text:p text:style-name="P6"><text:soft-page-break/>To multiply matrices too large to fit in memory, and also in Gaussian cleaning, considerable I/O can be avoided by doing the Add as we go (avoiding writing and then re-reading the product).</text:p>
      <text:p text:style-name="P9">6. <text:s/>Memory chopping difficulties.</text:p>
      <text:p text:style-name="P6">In order to spread the work out among many cores, it is necessary to chop the matrix up, usually in both directions, and the chopping strategy is often a tricky compromise between having a minimum number of cauldrons, to obtain enough concurrency, to chop enough to swamp any load-balancing issues and to avoid needing too much memory.</text:p>
      <text:p text:style-name="P9">7. <text:s/>Concatenation can also save disk I/O.</text:p>
      <text:p text:style-name="P6">During split, we wish to multiply several input files A by the same generator B and concatenate the results. <text:s/>I/O can be saved by doing this concatenation as part of the multiplication.</text:p>
      <text:p text:style-name="P6"/>
      <text:p text:style-name="P13">Section <text:span text:style-name="T4">3</text:span> – <text:span text:style-name="T4">Use-cases.</text:span></text:p>
      <text:p text:style-name="P15"/>
      <text:p text:style-name="P10">1. <text:s/><text:span text:style-name="T4">Spinning</text:span>.</text:p>
      <text:p text:style-name="P8">Matrix A will always be in bit-string/remnant form. <text:s/>Multiply-and-add is never appropriate. <text:s/>Concatenation is a good idea. <text:s/>Strategy I and strategy II are both appropriate. <text:s/>Memory chopping is an issue to worry about, as is flow control. <text:s/>Compact forms are important.</text:p>
      <text:p text:style-name="P11">2. <text:s/>Big flat matrix multiplication (chopped at a higher level).</text:p>
      <text:p text:style-name="P11"><text:span text:style-name="T5">Echelized input is not needed. <text:s/>Multiplication strategies are less important as they may be dealt with at a higher level. <text:s/>Compact matrices do not arise - we are dealing with the flat case here. <text:s/>Flow control will be needed. <text:s/>Concatenation is not needed. <text:s/>Multiply-and-Add is import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7-07-13T10:27:38.446733810</dc:date>
    <meta:editing-duration>P4DT1H20M11S</meta:editing-duration>
    <meta:editing-cycles>390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2" meta:paragraph-count="27" meta:word-count="621" meta:character-count="3635" meta:non-whitespace-character-count="3014"/>
  </office:meta>
</office:document-meta>
</file>